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90000003A81278ED1841E53EE.png" manifest:media-type="image/png"/>
  <manifest:file-entry manifest:full-path="Pictures/10000201000002320000006CBA5EF14DD55A82DF.png" manifest:media-type="image/png"/>
  <manifest:file-entry manifest:full-path="Pictures/100002010000012C0000003964CC6E1DF475CD8F.png" manifest:media-type="image/png"/>
  <manifest:file-entry manifest:full-path="Pictures/100002010000031B000001DEF25300B0F59889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bd98"/>
    </style:style>
    <style:style style:name="P2" style:family="paragraph" style:parent-style-name="Standard_20__28_user_29_" style:master-page-name="Standard">
      <style:paragraph-properties fo:margin-left="0cm" fo:margin-right="0cm" fo:text-indent="0.25cm" style:auto-text-indent="false" style:page-number="auto"/>
      <style:text-properties officeooo:paragraph-rsid="0012bd98"/>
    </style:style>
    <style:style style:name="P3" style:family="paragraph" style:parent-style-name="Standard_20__28_user_29_">
      <style:paragraph-properties fo:margin-left="0cm" fo:margin-right="0cm" fo:text-indent="0.25cm" style:auto-text-indent="false"/>
      <style:text-properties style:font-name="Consolas" fo:language="en" fo:country="US" officeooo:paragraph-rsid="0012bd98"/>
    </style:style>
    <style:style style:name="P4" style:family="paragraph" style:parent-style-name="Standard">
      <style:text-properties officeooo:rsid="001473a3" officeooo:paragraph-rsid="001473a3"/>
    </style:style>
    <style:style style:name="P5" style:family="paragraph" style:parent-style-name="Standard">
      <style:text-properties officeooo:rsid="0015c06a" officeooo:paragraph-rsid="0015c06a"/>
    </style:style>
    <style:style style:name="T1" style:family="text">
      <style:text-properties style:font-name="Consolas" fo:font-size="18pt" fo:language="en" fo:country="US" style:font-size-asian="18pt" style:font-size-complex="18pt"/>
    </style:style>
    <style:style style:name="T2" style:family="text">
      <style:text-properties style:font-name="Consolas" fo:font-size="18pt" fo:language="en" fo:country="US" officeooo:rsid="0012bd98" style:letter-kerning="true" style:font-name-asian="SimSun" style:font-size-asian="18pt" style:language-asian="zh" style:country-asian="CN" style:font-name-complex="Lucida Sans" style:font-size-complex="18pt" style:language-complex="hi" style:country-complex="IN"/>
    </style:style>
    <style:style style:name="T3" style:family="text">
      <style:text-properties style:font-name="Consolas" fo:font-size="18pt" fo:language="en" fo:country="US" officeooo:rsid="00144aa7" style:letter-kerning="true" style:font-name-asian="SimSun" style:font-size-asian="18pt" style:language-asian="zh" style:country-asian="CN" style:font-name-complex="Lucida Sans" style:font-size-complex="18pt" style:language-complex="hi" style:country-complex="IN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Heimadæmi – heimadæmi </text:span><text:span text:style-name="T2">1</text:span><text:span text:style-name="T3">1</text:span><text:span text:style-name="T1"> hópverkefni</text:span></text:p>
      <text:p text:style-name="P3">Arnar Sigurðsson</text:p>
      <text:p text:style-name="P1"/>
      <text:p text:style-name="P4">1.</text:p>
      <text:p text:style-name="P4"/>
      <text:p text:style-name="P4"><draw:frame draw:style-name="fr1" draw:name="Image1" text:anchor-type="char" svg:x="0cm" svg:y="0.085cm" svg:width="17cm" svg:height="10.22cm" draw:z-index="0"><draw:image xlink:href="Pictures/100002010000031B000001DEF25300B0F598895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rófanir:</text:p>
      <text:p text:style-name="P5"><draw:frame draw:style-name="fr1" draw:name="Image2" text:anchor-type="char" svg:x="-0.019cm" svg:y="0.386cm" svg:width="7.938cm" svg:height="1.508cm" draw:z-index="1"><draw:image xlink:href="Pictures/100002010000012C0000003964CC6E1DF475CD8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3" text:anchor-type="char" svg:x="0.007cm" svg:y="0.037cm" svg:width="14.87cm" svg:height="2.858cm" draw:z-index="2"><draw:image xlink:href="Pictures/10000201000002320000006CBA5EF14DD55A82D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4" text:anchor-type="char" svg:x="-0.032cm" svg:y="0cm" svg:width="13.785cm" svg:height="1.535cm" draw:z-index="3"><draw:image xlink:href="Pictures/10000201000002090000003A81278ED1841E53E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is" fo:country="IS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20:42:29.863428459</meta:creation-date>
    <dc:date>2021-11-08T20:54:31.331077451</dc:date>
    <meta:editing-duration>PT6M28S</meta:editing-duration>
    <meta:editing-cycles>6</meta:editing-cycles>
    <meta:generator>LibreOffice/6.4.7.2$Linux_X86_64 LibreOffice_project/40$Build-2</meta:generator>
    <meta:document-statistic meta:table-count="0" meta:image-count="4" meta:object-count="0" meta:page-count="1" meta:paragraph-count="4" meta:word-count="8" meta:character-count="63" meta:non-whitespace-character-count="58"/>
  </office:meta>
</office:document-meta>
</file>